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eb86" officeooo:paragraph-rsid="001feb86"/>
    </style:style>
    <style:style style:name="P2" style:family="paragraph" style:parent-style-name="Standard">
      <style:text-properties officeooo:paragraph-rsid="0025f88a"/>
    </style:style>
    <style:style style:name="P3" style:family="paragraph" style:parent-style-name="Subtitle">
      <style:text-properties officeooo:rsid="001feb86" officeooo:paragraph-rsid="001feb86"/>
    </style:style>
    <style:style style:name="P4" style:family="paragraph" style:parent-style-name="Text_20_body">
      <style:text-properties officeooo:rsid="001feb86" officeooo:paragraph-rsid="001feb86"/>
    </style:style>
    <style:style style:name="P5" style:family="paragraph" style:parent-style-name="Text_20_body">
      <style:text-properties fo:font-weight="bold" officeooo:rsid="001feb86" style:font-weight-asian="bold" style:font-weight-complex="bold"/>
    </style:style>
    <style:style style:name="P6" style:family="paragraph" style:parent-style-name="Text_20_body">
      <style:text-properties fo:font-weight="bold" officeooo:rsid="001feb86" officeooo:paragraph-rsid="001feb86" style:font-weight-asian="bold" style:font-weight-complex="bold"/>
    </style:style>
    <style:style style:name="P7" style:family="paragraph" style:parent-style-name="Text_20_body">
      <style:text-properties fo:font-weight="bold" officeooo:rsid="001feb86" officeooo:paragraph-rsid="0025f88a" style:font-weight-asian="bold" style:font-weight-complex="bold"/>
    </style:style>
    <style:style style:name="P8" style:family="paragraph" style:parent-style-name="Text_20_body">
      <style:text-properties officeooo:paragraph-rsid="00276cca"/>
    </style:style>
    <style:style style:name="P9" style:family="paragraph" style:parent-style-name="Text_20_body">
      <style:text-properties fo:font-weight="normal" officeooo:paragraph-rsid="00427f84" style:font-weight-asian="normal" style:font-weight-complex="normal"/>
    </style:style>
    <style:style style:name="P10" style:family="paragraph" style:parent-style-name="Text_20_body">
      <style:text-properties fo:font-weight="normal" officeooo:rsid="001feb86" officeooo:paragraph-rsid="0125369d" style:font-weight-asian="normal" style:font-weight-complex="normal"/>
    </style:style>
    <style:style style:name="P11" style:family="paragraph" style:parent-style-name="Text_20_body">
      <style:text-properties officeooo:rsid="006b790b" officeooo:paragraph-rsid="006b790b"/>
    </style:style>
    <style:style style:name="P12" style:family="paragraph" style:parent-style-name="Text_20_body">
      <style:text-properties officeooo:paragraph-rsid="001feb86"/>
    </style:style>
    <style:style style:name="P13" style:family="paragraph" style:parent-style-name="Text_20_body">
      <style:text-properties officeooo:paragraph-rsid="009675e4"/>
    </style:style>
    <style:style style:name="P14" style:family="paragraph" style:parent-style-name="Text_20_body">
      <style:text-properties officeooo:paragraph-rsid="009a8ee2"/>
    </style:style>
    <style:style style:name="P15" style:family="paragraph" style:parent-style-name="Text_20_body">
      <style:text-properties officeooo:paragraph-rsid="0125369d"/>
    </style:style>
    <style:style style:name="P16" style:family="paragraph" style:parent-style-name="Text_20_body">
      <style:text-properties officeooo:paragraph-rsid="0126334d"/>
    </style:style>
    <style:style style:name="P17" style:family="paragraph" style:parent-style-name="Title">
      <style:text-properties officeooo:rsid="001feb86" officeooo:paragraph-rsid="001feb86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officeooo:rsid="0150ba49" officeooo:paragraph-rsid="0150ba49"/>
    </style:style>
    <style:style style:name="P20" style:family="paragraph" style:parent-style-name="Text_20_body" style:list-style-name="L1">
      <style:text-properties officeooo:rsid="0145e468" officeooo:paragraph-rsid="0145e468"/>
    </style:style>
    <style:style style:name="P21" style:family="paragraph" style:parent-style-name="Text_20_body" style:list-style-name="L1">
      <style:text-properties officeooo:rsid="0146665d" officeooo:paragraph-rsid="0146665d"/>
    </style:style>
    <style:style style:name="P22" style:family="paragraph" style:parent-style-name="Text_20_body" style:list-style-name="L2"/>
    <style:style style:name="P23" style:family="paragraph" style:parent-style-name="Text_20_body" style:list-style-name="L2">
      <style:text-properties officeooo:paragraph-rsid="0174d7e7"/>
    </style:style>
    <style:style style:name="P24" style:family="paragraph" style:parent-style-name="Text_20_body" style:list-style-name="L2">
      <style:text-properties officeooo:paragraph-rsid="0154e354"/>
    </style:style>
    <style:style style:name="P25" style:family="paragraph" style:parent-style-name="Text_20_body" style:list-style-name="L2">
      <style:text-properties officeooo:paragraph-rsid="015e7036"/>
    </style:style>
    <style:style style:name="P26" style:family="paragraph" style:parent-style-name="Text_20_body" style:list-style-name="L2">
      <style:text-properties officeooo:rsid="0152b1a8" officeooo:paragraph-rsid="0152b1a8"/>
    </style:style>
    <style:style style:name="P27" style:family="paragraph" style:parent-style-name="Text_20_body" style:list-style-name="L2">
      <style:text-properties officeooo:rsid="015378ad" officeooo:paragraph-rsid="015378ad"/>
    </style:style>
    <style:style style:name="P28" style:family="paragraph" style:parent-style-name="Text_20_body" style:list-style-name="L2">
      <style:text-properties officeooo:rsid="017829d0" officeooo:paragraph-rsid="017829d0"/>
    </style:style>
    <style:style style:name="P29" style:family="paragraph" style:parent-style-name="Text_20_body" style:list-style-name="L2">
      <style:text-properties officeooo:rsid="0154e354" officeooo:paragraph-rsid="0154e354"/>
    </style:style>
    <style:style style:name="P30" style:family="paragraph" style:parent-style-name="Text_20_body" style:list-style-name="L2">
      <style:text-properties officeooo:rsid="0159cfcb" officeooo:paragraph-rsid="0159cfcb"/>
    </style:style>
    <style:style style:name="P31" style:family="paragraph" style:parent-style-name="Text_20_body" style:list-style-name="L2">
      <style:text-properties officeooo:rsid="015eaa3b" officeooo:paragraph-rsid="015eaa3b"/>
    </style:style>
    <style:style style:name="P32" style:family="paragraph" style:parent-style-name="Text_20_body" style:list-style-name="L3">
      <style:text-properties officeooo:paragraph-rsid="0126334d"/>
    </style:style>
    <style:style style:name="P33" style:family="paragraph" style:parent-style-name="Text_20_body" style:list-style-name="L3">
      <style:text-properties officeooo:rsid="013f9599" officeooo:paragraph-rsid="0126334d"/>
    </style:style>
    <style:style style:name="P34" style:family="paragraph" style:parent-style-name="Text_20_body" style:list-style-name="L4">
      <style:text-properties officeooo:rsid="013f9599" officeooo:paragraph-rsid="0126334d"/>
    </style:style>
    <style:style style:name="P35" style:family="paragraph" style:parent-style-name="Text_20_body" style:list-style-name="L5">
      <style:text-properties officeooo:rsid="013f9599" officeooo:paragraph-rsid="0126334d"/>
    </style:style>
    <style:style style:name="P36" style:family="paragraph" style:parent-style-name="Text_20_body" style:list-style-name="L4">
      <style:text-properties officeooo:paragraph-rsid="0126334d"/>
    </style:style>
    <style:style style:name="P37" style:family="paragraph" style:parent-style-name="Text_20_body" style:list-style-name="L5">
      <style:text-properties officeooo:paragraph-rsid="0126334d"/>
    </style:style>
    <style:style style:name="P38" style:family="paragraph" style:parent-style-name="Text_20_body" style:list-style-name="L6"/>
    <style:style style:name="P39" style:family="paragraph" style:parent-style-name="Text_20_body" style:list-style-name="L6">
      <style:text-properties officeooo:rsid="0134e98f" officeooo:paragraph-rsid="0134e98f"/>
    </style:style>
    <style:style style:name="P40" style:family="paragraph" style:parent-style-name="Text_20_body" style:list-style-name="L7"/>
    <style:style style:name="P41" style:family="paragraph" style:parent-style-name="Text_20_body" style:list-style-name="L7">
      <style:text-properties officeooo:rsid="013ea46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950b" style:font-weight-asian="normal" style:font-weight-complex="normal"/>
    </style:style>
    <style:style style:name="T3" style:family="text">
      <style:text-properties fo:font-weight="normal" officeooo:rsid="001feb86" style:font-weight-asian="normal" style:font-weight-complex="normal"/>
    </style:style>
    <style:style style:name="T4" style:family="text">
      <style:text-properties fo:font-weight="normal" officeooo:rsid="00485548" style:font-weight-asian="normal" style:font-weight-complex="normal"/>
    </style:style>
    <style:style style:name="T5" style:family="text">
      <style:text-properties fo:font-weight="normal" officeooo:rsid="009126c0" style:font-weight-asian="normal" style:font-weight-complex="normal"/>
    </style:style>
    <style:style style:name="T6" style:family="text">
      <style:text-properties fo:font-weight="normal" officeooo:rsid="00f86cdc" style:font-weight-asian="normal" style:font-weight-complex="normal"/>
    </style:style>
    <style:style style:name="T7" style:family="text">
      <style:text-properties fo:font-weight="normal" officeooo:rsid="00fd3e7b" style:font-weight-asian="normal" style:font-weight-complex="normal"/>
    </style:style>
    <style:style style:name="T8" style:family="text">
      <style:text-properties fo:font-weight="normal" officeooo:rsid="011e85b1" style:font-weight-asian="normal" style:font-weight-complex="normal"/>
    </style:style>
    <style:style style:name="T9" style:family="text">
      <style:text-properties fo:font-weight="normal" officeooo:rsid="011ff2b5" style:font-weight-asian="normal" style:font-weight-complex="normal"/>
    </style:style>
    <style:style style:name="T10" style:family="text">
      <style:text-properties fo:font-weight="normal" officeooo:rsid="0123f197" style:font-weight-asian="normal" style:font-weight-complex="normal"/>
    </style:style>
    <style:style style:name="T11" style:family="text">
      <style:text-properties fo:font-weight="normal" officeooo:rsid="0184b14f" style:font-weight-asian="normal" style:font-weight-complex="normal"/>
    </style:style>
    <style:style style:name="T12" style:family="text">
      <style:text-properties fo:font-weight="bold" officeooo:rsid="001feb86" style:font-weight-asian="bold" style:font-weight-complex="bold"/>
    </style:style>
    <style:style style:name="T13" style:family="text">
      <style:text-properties officeooo:rsid="005bc371"/>
    </style:style>
    <style:style style:name="T14" style:family="text">
      <style:text-properties officeooo:rsid="009852fa"/>
    </style:style>
    <style:style style:name="T15" style:family="text">
      <style:text-properties officeooo:rsid="009a1ec0"/>
    </style:style>
    <style:style style:name="T16" style:family="text">
      <style:text-properties officeooo:rsid="011d3980"/>
    </style:style>
    <style:style style:name="T17" style:family="text">
      <style:text-properties officeooo:rsid="0125388e"/>
    </style:style>
    <style:style style:name="T18" style:family="text">
      <style:text-properties officeooo:rsid="0126334d"/>
    </style:style>
    <style:style style:name="T19" style:family="text">
      <style:text-properties officeooo:rsid="01256e65"/>
    </style:style>
    <style:style style:name="T20" style:family="text">
      <style:text-properties officeooo:rsid="013f9599"/>
    </style:style>
    <style:style style:name="T21" style:family="text">
      <style:text-properties officeooo:rsid="014078d3"/>
    </style:style>
    <style:style style:name="T22" style:family="text">
      <style:text-properties officeooo:rsid="0141bfa1"/>
    </style:style>
    <style:style style:name="T23" style:family="text">
      <style:text-properties officeooo:rsid="014111d7"/>
    </style:style>
    <style:style style:name="T24" style:family="text">
      <style:text-properties officeooo:rsid="01413da9"/>
    </style:style>
    <style:style style:name="T25" style:family="text">
      <style:text-properties officeooo:rsid="01276303"/>
    </style:style>
    <style:style style:name="T26" style:family="text">
      <style:text-properties officeooo:rsid="0134d346"/>
    </style:style>
    <style:style style:name="T27" style:family="text">
      <style:text-properties officeooo:rsid="0134e98f"/>
    </style:style>
    <style:style style:name="T28" style:family="text">
      <style:text-properties officeooo:rsid="01364530"/>
    </style:style>
    <style:style style:name="T29" style:family="text">
      <style:text-properties officeooo:rsid="01384222"/>
    </style:style>
    <style:style style:name="T30" style:family="text">
      <style:text-properties officeooo:rsid="013b3aa8"/>
    </style:style>
    <style:style style:name="T31" style:family="text">
      <style:text-properties officeooo:rsid="013ced2b"/>
    </style:style>
    <style:style style:name="T32" style:family="text">
      <style:text-properties officeooo:rsid="013ea46e"/>
    </style:style>
    <style:style style:name="T33" style:family="text">
      <style:text-properties officeooo:rsid="0140a2dc"/>
    </style:style>
    <style:style style:name="T34" style:family="text">
      <style:text-properties officeooo:rsid="0145e468"/>
    </style:style>
    <style:style style:name="T35" style:family="text">
      <style:text-properties officeooo:rsid="0146665d"/>
    </style:style>
    <style:style style:name="T36" style:family="text">
      <style:text-properties officeooo:rsid="01484dba"/>
    </style:style>
    <style:style style:name="T37" style:family="text">
      <style:text-properties officeooo:rsid="0150ba49"/>
    </style:style>
    <style:style style:name="T38" style:family="text">
      <style:text-properties officeooo:rsid="015378ad"/>
    </style:style>
    <style:style style:name="T39" style:family="text">
      <style:text-properties officeooo:rsid="0154e354"/>
    </style:style>
    <style:style style:name="T40" style:family="text">
      <style:text-properties officeooo:rsid="0159cfcb"/>
    </style:style>
    <style:style style:name="T41" style:family="text">
      <style:text-properties officeooo:rsid="015a0552"/>
    </style:style>
    <style:style style:name="T42" style:family="text">
      <style:text-properties officeooo:rsid="015bec89"/>
    </style:style>
    <style:style style:name="T43" style:family="text">
      <style:text-properties officeooo:rsid="015d61eb"/>
    </style:style>
    <style:style style:name="T44" style:family="text">
      <style:text-properties officeooo:rsid="015e7036"/>
    </style:style>
    <style:style style:name="T45" style:family="text">
      <style:text-properties officeooo:rsid="015eaa3b"/>
    </style:style>
    <style:style style:name="T46" style:family="text">
      <style:text-properties officeooo:rsid="01739005"/>
    </style:style>
    <style:style style:name="T47" style:family="text">
      <style:text-properties officeooo:rsid="0174d7e7"/>
    </style:style>
    <style:style style:name="T48" style:family="text">
      <style:text-properties officeooo:rsid="0176758a"/>
    </style:style>
    <style:style style:name="T49" style:family="text">
      <style:text-properties officeooo:rsid="017829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ATA STRUCTURES LAB</text:p>
      <text:p text:style-name="P1">AMAL NATH M</text:p>
      <text:p text:style-name="P1">R3 11</text:p>
      <text:p text:style-name="P1"/>
      <text:p text:style-name="P3">EXPERIMENT <text:span text:style-name="T16">10</text:span><text:span text:style-name="T13">b</text:span></text:p>
      <text:p text:style-name="P4"/>
      <text:p text:style-name="P15"><text:span text:style-name="T12">AIM </text:span><text:span text:style-name="T3">:- Create a binary search tree with the following operations: </text:span></text:p>
      <text:p text:style-name="P10">1. Insert a new node</text:p>
      <text:p text:style-name="P10">2. Inorder traversal</text:p>
      <text:p text:style-name="P10">3. Preorder traversal</text:p>
      <text:p text:style-name="P10">4. Postorder traversal</text:p>
      <text:p text:style-name="P10">5. Delete a node</text:p>
      <text:p text:style-name="P10">6. Count the number of leaf nodes</text:p>
      <text:p text:style-name="P9"/>
      <text:p text:style-name="P12"><text:span text:style-name="T12">DATA STRUCTURE USED </text:span><text:span text:style-name="T3">:- </text:span><text:span text:style-name="T10">TREE using </text:span><text:span text:style-name="T5">LINKED LIST</text:span><text:span text:style-name="T2"> is the data structure used.</text:span></text:p>
      <text:p text:style-name="P6"/>
      <text:p text:style-name="P12"><text:span text:style-name="T12">ALGORITHM</text:span><text:span text:style-name="T3"> :- </text:span></text:p>
      <text:p text:style-name="Text_20_body">Algorithm <text:span text:style-name="T14">Inser</text:span><text:span text:style-name="T17">tBST</text:span></text:p>
      <text:p text:style-name="Text_20_body">START</text:p>
      <text:list xml:id="list852315818" text:style-name="L1">
        <text:list-item>
          <text:p text:style-name="P19">If ROOT = NULL</text:p>
        </text:list-item>
        <text:list-item>
          <text:p text:style-name="P19"><text:s/><text:tab/>ROOT = GetNode(NODE)</text:p>
        </text:list-item>
        <text:list-item>
          <text:p text:style-name="P19"><text:s/><text:tab/>ROOT-&gt;LC = ROOT-&gt;RC = NULL</text:p>
        </text:list-item>
        <text:list-item>
          <text:p text:style-name="P19"><text:s/><text:tab/>ROOT-&gt;DATA = ITEM</text:p>
        </text:list-item>
        <text:list-item>
          <text:p text:style-name="P19"><text:s/><text:tab/>Exit</text:p>
        </text:list-item>
        <text:list-item>
          <text:p text:style-name="P19">Endif</text:p>
        </text:list-item>
        <text:list-item>
          <text:p text:style-name="P20">ptr = ROOT</text:p>
        </text:list-item>
        <text:list-item>
          <text:p text:style-name="P20">flag = false</text:p>
        </text:list-item>
        <text:list-item>
          <text:p text:style-name="P18"><text:span text:style-name="T34">W</text:span>hile ptr != NULL <text:span text:style-name="T34">and</text:span> flag = false</text:p>
        </text:list-item>
        <text:list-item>
          <text:p text:style-name="P18"><text:tab/><text:span text:style-name="T34">If </text:span>ITEM &lt; ptr-&gt;DATA</text:p>
        </text:list-item>
        <text:list-item>
          <text:p text:style-name="P18"><text:tab/><text:tab/><text:tab/>ptr1 = ptr</text:p>
        </text:list-item>
        <text:list-item>
          <text:p text:style-name="P18"><text:tab/><text:tab/><text:tab/>ptr = ptr-&gt;LC</text:p>
        </text:list-item>
        <text:list-item>
          <text:p text:style-name="P18"><text:soft-page-break/><text:tab/><text:span text:style-name="T34">E</text:span>lse if ITEM &gt; ptr-&gt;DATA</text:p>
        </text:list-item>
        <text:list-item>
          <text:p text:style-name="P18"><text:tab/><text:tab/><text:tab/>ptr1 = ptr</text:p>
        </text:list-item>
        <text:list-item>
          <text:p text:style-name="P18"><text:tab/><text:tab/><text:tab/>ptr = ptr-&gt;RC</text:p>
        </text:list-item>
        <text:list-item>
          <text:p text:style-name="P18"><text:tab/><text:span text:style-name="T34">E</text:span>lse</text:p>
        </text:list-item>
        <text:list-item>
          <text:p text:style-name="P18"><text:tab/><text:tab/>flag = true</text:p>
        </text:list-item>
        <text:list-item>
          <text:p text:style-name="P18"><text:tab/><text:tab/><text:span text:style-name="T34">Print </text:span>"<text:span text:style-name="T34">ITEM</text:span> already exists"</text:p>
        </text:list-item>
        <text:list-item>
          <text:p text:style-name="P18"><text:tab/><text:span text:style-name="T34">Endif</text:span></text:p>
        </text:list-item>
        <text:list-item>
          <text:p text:style-name="P20">Endwhile</text:p>
        </text:list-item>
        <text:list-item>
          <text:p text:style-name="P18"><text:span text:style-name="T35">If </text:span>ptr = NULL</text:p>
        </text:list-item>
        <text:list-item>
          <text:p text:style-name="P18"><text:tab/><text:span text:style-name="T35">I</text:span>f ptr1-&gt;DATA &lt; ITEM</text:p>
        </text:list-item>
        <text:list-item>
          <text:p text:style-name="P18"><text:tab/><text:tab/>ptr1-&gt;RC = <text:span text:style-name="T35">GetNode(NODE)</text:span></text:p>
        </text:list-item>
        <text:list-item>
          <text:p text:style-name="P18"><text:tab/><text:tab/>ptr1-&gt;RC-&gt;LC = NULL</text:p>
        </text:list-item>
        <text:list-item>
          <text:p text:style-name="P18"><text:tab/><text:tab/>ptr1-&gt;RC-&gt;RC = NULL</text:p>
        </text:list-item>
        <text:list-item>
          <text:p text:style-name="P18"><text:tab/><text:tab/>ptr1-&gt;RC-&gt;DATA = ITEM</text:p>
        </text:list-item>
        <text:list-item>
          <text:p text:style-name="P18"><text:tab/><text:span text:style-name="T35">E</text:span>lse</text:p>
        </text:list-item>
        <text:list-item>
          <text:p text:style-name="P18"><text:tab/><text:tab/>ptr1-&gt;LC = <text:span text:style-name="T36">GetNode(NODE)</text:span></text:p>
        </text:list-item>
        <text:list-item>
          <text:p text:style-name="P18"><text:tab/><text:tab/>ptr1-&gt;LC-&gt;LC = NULL</text:p>
        </text:list-item>
        <text:list-item>
          <text:p text:style-name="P18"><text:tab/><text:tab/>ptr1-&gt;LC-&gt;RC = NULL</text:p>
        </text:list-item>
        <text:list-item>
          <text:p text:style-name="P18"><text:tab/><text:tab/>ptr1-&gt;LC-&gt;DATA = ITEM</text:p>
        </text:list-item>
        <text:list-item>
          <text:p text:style-name="P18"><text:tab/><text:span text:style-name="T35">Endif</text:span></text:p>
        </text:list-item>
        <text:list-item>
          <text:p text:style-name="P21">Endif</text:p>
        </text:list-item>
      </text:list>
      <text:p text:style-name="P11">STOP</text:p>
      <text:p text:style-name="P11"/>
      <text:p text:style-name="Text_20_body">Algorithm D<text:span text:style-name="T14">elete</text:span><text:span text:style-name="T17">BST</text:span></text:p>
      <text:p text:style-name="Text_20_body">START</text:p>
      <text:list xml:id="list3487586581" text:style-name="L2">
        <text:list-item>
          <text:p text:style-name="P26">If ROOT = NULL</text:p>
        </text:list-item>
        <text:list-item>
          <text:p text:style-name="P26"><text:s/><text:tab/>Print "Tree is empty"</text:p>
        </text:list-item>
        <text:list-item>
          <text:p text:style-name="P26"><text:s/><text:tab/>Exit</text:p>
        </text:list-item>
        <text:list-item>
          <text:p text:style-name="P26">Endif</text:p>
        </text:list-item>
        <text:list-item>
          <text:p text:style-name="P27">If ITEM = ROOT-&gt;DATA</text:p>
        </text:list-item>
        <text:list-item>
          <text:p text:style-name="P22"><text:s/><text:tab/><text:span text:style-name="T46">If </text:span>ROOT-&gt;LC = NULL <text:span text:style-name="T46">and</text:span> ROOT-&gt;RC = NULL</text:p>
        </text:list-item>
        <text:list-item>
          <text:p text:style-name="P22"><text:tab/><text:tab/><text:span text:style-name="T46">ReturnNode</text:span>(ROOT)</text:p>
        </text:list-item>
        <text:list-item>
          <text:p text:style-name="P22"><text:soft-page-break/><text:tab/><text:tab/>ROOT = NULL</text:p>
        </text:list-item>
        <text:list-item>
          <text:p text:style-name="P23"><text:tab/><text:span text:style-name="T46">E</text:span>lse</text:p>
        </text:list-item>
        <text:list-item>
          <text:p text:style-name="P23"><text:tab/><text:tab/><text:span text:style-name="T47">I</text:span>f ROOT-&gt;LC != NULL <text:span text:style-name="T47">and</text:span> ROOT-&gt;RC != NULL</text:p>
        </text:list-item>
        <text:list-item>
          <text:p text:style-name="P22"><text:tab/><text:tab/><text:tab/>ptr1 = <text:span text:style-name="T48">SuccessorOf</text:span>(ROOT)</text:p>
        </text:list-item>
        <text:list-item>
          <text:p text:style-name="P22"><text:tab/><text:tab/><text:tab/>int temp = ptr1-&gt;DATA</text:p>
        </text:list-item>
        <text:list-item>
          <text:p text:style-name="P22"><text:tab/><text:tab/><text:tab/><text:span text:style-name="T48">D</text:span>eleteBST(ptr1-&gt;DATA)</text:p>
        </text:list-item>
        <text:list-item>
          <text:p text:style-name="P22"><text:tab/><text:tab/><text:tab/>ROOT-&gt;DATA = temp</text:p>
        </text:list-item>
        <text:list-item>
          <text:p text:style-name="P22"><text:tab/><text:tab/><text:span text:style-name="T48">E</text:span>lse</text:p>
        </text:list-item>
        <text:list-item>
          <text:p text:style-name="P22"><text:tab/><text:tab/><text:tab/><text:span text:style-name="T49">I</text:span>f ROOT-&gt;LC = NULL</text:p>
        </text:list-item>
        <text:list-item>
          <text:p text:style-name="P22"><text:tab/><text:tab/><text:tab/><text:tab/>ptr1 = ROOT-&gt;RC</text:p>
        </text:list-item>
        <text:list-item>
          <text:p text:style-name="P22"><text:tab/><text:tab/><text:tab/><text:tab/><text:span text:style-name="T49">ReturnNode</text:span>(ROOT)</text:p>
        </text:list-item>
        <text:list-item>
          <text:p text:style-name="P22"><text:tab/><text:tab/><text:tab/><text:tab/>ROOT = ptr1</text:p>
        </text:list-item>
        <text:list-item>
          <text:p text:style-name="P22"><text:tab/><text:tab/><text:tab/><text:span text:style-name="T49">E</text:span>lse</text:p>
        </text:list-item>
        <text:list-item>
          <text:p text:style-name="P22"><text:tab/><text:tab/><text:tab/><text:tab/>ptr1 = ROOT-&gt;LC</text:p>
        </text:list-item>
        <text:list-item>
          <text:p text:style-name="P22"><text:tab/><text:tab/><text:tab/><text:tab/><text:span text:style-name="T49">ReturnNode</text:span>(ROOT)</text:p>
        </text:list-item>
        <text:list-item>
          <text:p text:style-name="P22"><text:tab/><text:tab/><text:tab/><text:tab/>ROOT = ptr1</text:p>
        </text:list-item>
        <text:list-item>
          <text:p text:style-name="P22"><text:s/><text:tab/><text:tab/><text:tab/><text:span text:style-name="T49">Endif</text:span></text:p>
        </text:list-item>
        <text:list-item>
          <text:p text:style-name="P22"><text:s/><text:tab/><text:tab/><text:span text:style-name="T49">Endif</text:span></text:p>
        </text:list-item>
        <text:list-item>
          <text:p text:style-name="P22"><text:s/><text:tab/><text:span text:style-name="T49">Endif</text:span></text:p>
        </text:list-item>
        <text:list-item>
          <text:p text:style-name="P22"><text:s/><text:tab/><text:span text:style-name="T49">Exit</text:span></text:p>
        </text:list-item>
        <text:list-item>
          <text:p text:style-name="P28">Endif</text:p>
        </text:list-item>
        <text:list-item>
          <text:p text:style-name="P22">ptr = ROOT</text:p>
        </text:list-item>
        <text:list-item>
          <text:p text:style-name="P22">flag = false</text:p>
        </text:list-item>
        <text:list-item>
          <text:p text:style-name="P22"><text:span text:style-name="T37">W</text:span>hile ptr != NULL <text:span text:style-name="T37">and</text:span> flag = false</text:p>
        </text:list-item>
        <text:list-item>
          <text:p text:style-name="P22"><text:tab/><text:span text:style-name="T38">I</text:span>f ITEM &lt; ptr-&gt;DATA</text:p>
        </text:list-item>
        <text:list-item>
          <text:p text:style-name="P22"><text:tab/><text:tab/>parent = ptr</text:p>
        </text:list-item>
        <text:list-item>
          <text:p text:style-name="P22"><text:tab/><text:tab/>ptr = ptr-&gt;LC</text:p>
        </text:list-item>
        <text:list-item>
          <text:p text:style-name="P22"><text:tab/><text:span text:style-name="T39">E</text:span>lse if ITEM &gt; ptr-&gt;DATA</text:p>
        </text:list-item>
        <text:list-item>
          <text:p text:style-name="P22"><text:tab/><text:tab/>parent = ptr</text:p>
        </text:list-item>
        <text:list-item>
          <text:p text:style-name="P22"><text:tab/><text:tab/>ptr = ptr-&gt;RC</text:p>
        </text:list-item>
        <text:list-item>
          <text:p text:style-name="P22"><text:tab/><text:span text:style-name="T39">E</text:span>lse</text:p>
        </text:list-item>
        <text:list-item>
          <text:p text:style-name="P22"><text:tab/><text:tab/>flag = tru<text:span text:style-name="T39">e</text:span></text:p>
        </text:list-item>
        <text:list-item>
          <text:p text:style-name="P24"><text:soft-page-break/><text:tab/><text:span text:style-name="T39">Endif</text:span></text:p>
        </text:list-item>
        <text:list-item>
          <text:p text:style-name="P29">Endwhile</text:p>
        </text:list-item>
        <text:list-item>
          <text:p text:style-name="P24"><text:span text:style-name="T39">If </text:span>flag = false</text:p>
        </text:list-item>
        <text:list-item>
          <text:p text:style-name="P24"><text:tab/><text:span text:style-name="T39">Print "ITEM doesn’t exist"</text:span></text:p>
        </text:list-item>
        <text:list-item>
          <text:p text:style-name="P29"><text:s/><text:tab/>Exit</text:p>
        </text:list-item>
        <text:list-item>
          <text:p text:style-name="P29">Endif</text:p>
        </text:list-item>
        <text:list-item>
          <text:p text:style-name="P22"><text:span text:style-name="T40">I</text:span>f ptr-&gt;LC = NULL <text:span text:style-name="T40">and</text:span> ptr-&gt;RC = NULL</text:p>
        </text:list-item>
        <text:list-item>
          <text:p text:style-name="P22"><text:tab/>CASE = 1</text:p>
        </text:list-item>
        <text:list-item>
          <text:p text:style-name="P22"><text:span text:style-name="T40">E</text:span>lse</text:p>
        </text:list-item>
        <text:list-item>
          <text:p text:style-name="P22"><text:tab/><text:span text:style-name="T40">I</text:span>f ptr-&gt;LC != NULL <text:span text:style-name="T40">and</text:span> ptr-&gt;RC != NULL</text:p>
        </text:list-item>
        <text:list-item>
          <text:p text:style-name="P22"><text:tab/><text:tab/>CASE = 3</text:p>
        </text:list-item>
        <text:list-item>
          <text:p text:style-name="P22"><text:tab/><text:span text:style-name="T40">Else</text:span></text:p>
        </text:list-item>
        <text:list-item>
          <text:p text:style-name="P22"><text:tab/><text:tab/>CASE = 2</text:p>
        </text:list-item>
        <text:list-item>
          <text:p text:style-name="P22"><text:s/><text:tab/><text:span text:style-name="T41">Endif</text:span></text:p>
        </text:list-item>
        <text:list-item>
          <text:p text:style-name="P30">Endif</text:p>
        </text:list-item>
        <text:list-item>
          <text:p text:style-name="P22"><text:span text:style-name="T42">If </text:span>CASE = 1</text:p>
        </text:list-item>
        <text:list-item>
          <text:p text:style-name="P22"><text:tab/><text:span text:style-name="T42">I</text:span>f parent-&gt;LC = ptr</text:p>
        </text:list-item>
        <text:list-item>
          <text:p text:style-name="P22"><text:tab/><text:tab/>parent-&gt;LC = NULL</text:p>
        </text:list-item>
        <text:list-item>
          <text:p text:style-name="P22"><text:tab/><text:span text:style-name="T42">Else</text:span></text:p>
        </text:list-item>
        <text:list-item>
          <text:p text:style-name="P22"><text:tab/><text:tab/>parent-&gt;RC = NULL</text:p>
        </text:list-item>
        <text:list-item>
          <text:p text:style-name="P22"><text:s/><text:tab/><text:span text:style-name="T43">Endif</text:span></text:p>
        </text:list-item>
        <text:list-item>
          <text:p text:style-name="P22"><text:tab/><text:span text:style-name="T42">ReturnNode</text:span>(ptr)</text:p>
        </text:list-item>
        <text:list-item>
          <text:p text:style-name="P22"><text:span text:style-name="T42">E</text:span>lse if CASE = 2</text:p>
        </text:list-item>
        <text:list-item>
          <text:p text:style-name="P22"><text:tab/><text:span text:style-name="T44">I</text:span>f parent-&gt;LC = ptr</text:p>
        </text:list-item>
        <text:list-item>
          <text:p text:style-name="P22"><text:tab/><text:tab/><text:span text:style-name="T44">If </text:span>ptr-&gt;LC = NULL</text:p>
        </text:list-item>
        <text:list-item>
          <text:p text:style-name="P22"><text:tab/><text:tab/><text:tab/>parent-&gt;LC = ptr-&gt;RC</text:p>
        </text:list-item>
        <text:list-item>
          <text:p text:style-name="P22"><text:tab/><text:tab/><text:span text:style-name="T44">E</text:span>lse</text:p>
        </text:list-item>
        <text:list-item>
          <text:p text:style-name="P22"><text:tab/><text:tab/><text:tab/>parent-&gt;LC = ptr-&gt;LC</text:p>
        </text:list-item>
        <text:list-item>
          <text:p text:style-name="P22"><text:s/><text:tab/><text:tab/><text:span text:style-name="T44">Endif</text:span></text:p>
        </text:list-item>
        <text:list-item>
          <text:p text:style-name="P22"><text:tab/><text:span text:style-name="T44">E</text:span>lse</text:p>
        </text:list-item>
        <text:list-item>
          <text:p text:style-name="P22"><text:tab/><text:tab/><text:span text:style-name="T44">I</text:span>f ptr-&gt;LC = NULL</text:p>
        </text:list-item>
        <text:list-item>
          <text:p text:style-name="P22"><text:tab/><text:tab/><text:tab/>parent-&gt;RC = ptr-&gt;RC</text:p>
        </text:list-item>
        <text:list-item>
          <text:p text:style-name="P22"><text:soft-page-break/><text:tab/><text:tab/><text:span text:style-name="T44">E</text:span>lse</text:p>
        </text:list-item>
        <text:list-item>
          <text:p text:style-name="P22"><text:tab/><text:tab/><text:tab/>parent-&gt;RC = ptr-&gt;LC</text:p>
        </text:list-item>
        <text:list-item>
          <text:p text:style-name="P22"><text:s/><text:tab/><text:tab/><text:span text:style-name="T44">Endif</text:span></text:p>
        </text:list-item>
        <text:list-item>
          <text:p text:style-name="P25"><text:tab/><text:span text:style-name="T44">Endif</text:span></text:p>
        </text:list-item>
        <text:list-item>
          <text:p text:style-name="P25"><text:span text:style-name="T44"><text:s/><text:tab/>ReturnNode</text:span>(ptr)</text:p>
        </text:list-item>
        <text:list-item>
          <text:p text:style-name="P22"><text:span text:style-name="T45">E</text:span>lse</text:p>
        </text:list-item>
        <text:list-item>
          <text:p text:style-name="P22"><text:tab/>parent = <text:span text:style-name="T45">S</text:span>ucc<text:span text:style-name="T45">essorOf</text:span>(ptr)</text:p>
        </text:list-item>
        <text:list-item>
          <text:p text:style-name="P22"><text:tab/>ITEM = parent-&gt;DATA</text:p>
        </text:list-item>
        <text:list-item>
          <text:p text:style-name="P22"><text:tab/><text:span text:style-name="T45">D</text:span>eleteBST(parent-&gt;DATA)</text:p>
        </text:list-item>
        <text:list-item>
          <text:p text:style-name="P22"><text:tab/>ptr-&gt;DATA = ITEM</text:p>
        </text:list-item>
        <text:list-item>
          <text:p text:style-name="P31">Endif</text:p>
        </text:list-item>
      </text:list>
      <text:p text:style-name="Text_20_body">STOP</text:p>
      <text:p text:style-name="Text_20_body"/>
      <text:p text:style-name="P16">Algorithm <text:s/><text:span text:style-name="T19">InorderTraversal</text:span><text:span text:style-name="T20">(ptr)</text:span></text:p>
      <text:p text:style-name="P16">START</text:p>
      <text:list xml:id="list3607965183" text:style-name="L3">
        <text:list-item>
          <text:p text:style-name="P32"><text:span text:style-name="T20">If </text:span>ptr = NULL <text:tab/>//<text:span text:style-name="T20">Initially, ptr = ROOT</text:span></text:p>
        </text:list-item>
        <text:list-item>
          <text:p text:style-name="P32"><text:tab/><text:span text:style-name="T20">P</text:span>rint " Tree is empty"</text:p>
        </text:list-item>
        <text:list-item>
          <text:p text:style-name="P32"><text:span text:style-name="T20">E</text:span>lse</text:p>
        </text:list-item>
        <text:list-item>
          <text:p text:style-name="P32"><text:tab/><text:span text:style-name="T20">I</text:span>f ptr-&gt;LC != NULL</text:p>
        </text:list-item>
        <text:list-item>
          <text:p text:style-name="P32"><text:tab/><text:tab/><text:span text:style-name="T20">Ino</text:span>rder<text:span text:style-name="T21">Traversal</text:span>(ptr-&gt;LC)</text:p>
        </text:list-item>
        <text:list-item>
          <text:p text:style-name="P32"><text:s/><text:tab/><text:span text:style-name="T20">Endif</text:span></text:p>
        </text:list-item>
        <text:list-item>
          <text:p text:style-name="P32"><text:s/><text:tab/><text:span text:style-name="T20">Print ptr-&gt;DATA</text:span></text:p>
        </text:list-item>
        <text:list-item>
          <text:p text:style-name="P32"><text:tab/><text:span text:style-name="T20">I</text:span>f ptr-&gt;RC != NULL</text:p>
        </text:list-item>
        <text:list-item>
          <text:p text:style-name="P32"><text:tab/><text:tab/><text:span text:style-name="T20">InorderTraversal</text:span>(ptr-&gt;RC)</text:p>
        </text:list-item>
        <text:list-item>
          <text:p text:style-name="P32"><text:tab/><text:span text:style-name="T20">Endif</text:span></text:p>
        </text:list-item>
        <text:list-item>
          <text:p text:style-name="P33">Endif</text:p>
        </text:list-item>
      </text:list>
      <text:p text:style-name="P16">STOP</text:p>
      <text:p text:style-name="P16"/>
      <text:p text:style-name="P16">Algorithm <text:s/><text:span text:style-name="T19">PreorderTraversal</text:span><text:span text:style-name="T22">(ptr)</text:span></text:p>
      <text:p text:style-name="P16">START</text:p>
      <text:list xml:id="list656317262" text:style-name="L4">
        <text:list-item>
          <text:p text:style-name="P36"><text:span text:style-name="T20">If </text:span>ptr = NULL <text:tab/>//<text:span text:style-name="T20">Initially, ptr = ROOT</text:span></text:p>
        </text:list-item>
        <text:list-item>
          <text:p text:style-name="P36"><text:tab/><text:span text:style-name="T20">P</text:span>rint " Tree is empty"</text:p>
        </text:list-item>
        <text:list-item>
          <text:p text:style-name="P36"><text:soft-page-break/><text:span text:style-name="T20">E</text:span>lse</text:p>
        </text:list-item>
        <text:list-item>
          <text:p text:style-name="P36"><text:s/><text:tab/><text:span text:style-name="T20">Print ptr-&gt;DATA</text:span></text:p>
        </text:list-item>
        <text:list-item>
          <text:p text:style-name="P36"><text:tab/><text:span text:style-name="T20">I</text:span>f ptr-&gt;LC != NULL</text:p>
        </text:list-item>
        <text:list-item>
          <text:p text:style-name="P36"><text:tab/><text:tab/><text:span text:style-name="T23">Pre</text:span><text:span text:style-name="T20">o</text:span>rder<text:span text:style-name="T21">Traversal</text:span>(ptr-&gt;LC)</text:p>
        </text:list-item>
        <text:list-item>
          <text:p text:style-name="P36"><text:s/><text:tab/><text:span text:style-name="T20">Endif</text:span></text:p>
        </text:list-item>
        <text:list-item>
          <text:p text:style-name="P36"><text:tab/><text:span text:style-name="T20">I</text:span>f ptr-&gt;RC != NULL</text:p>
        </text:list-item>
        <text:list-item>
          <text:p text:style-name="P36"><text:tab/><text:tab/><text:span text:style-name="T23">Pre</text:span><text:span text:style-name="T20">orderTraversal</text:span>(ptr-&gt;RC)</text:p>
        </text:list-item>
        <text:list-item>
          <text:p text:style-name="P36"><text:tab/><text:span text:style-name="T20">Endif</text:span></text:p>
        </text:list-item>
        <text:list-item>
          <text:p text:style-name="P34">Endif</text:p>
        </text:list-item>
      </text:list>
      <text:p text:style-name="P16">STOP</text:p>
      <text:p text:style-name="P16"/>
      <text:p text:style-name="P16">Algorithm <text:s/><text:span text:style-name="T19">PostorderTraversal</text:span><text:span text:style-name="T22">(ptr)</text:span></text:p>
      <text:p text:style-name="P16">START</text:p>
      <text:list xml:id="list3761660449" text:style-name="L5">
        <text:list-item>
          <text:p text:style-name="P37"><text:span text:style-name="T20">If </text:span>ptr = NULL <text:tab/>//<text:span text:style-name="T20">Initially, ptr = ROOT</text:span></text:p>
        </text:list-item>
        <text:list-item>
          <text:p text:style-name="P37"><text:tab/><text:span text:style-name="T20">P</text:span>rint " Tree is empty"</text:p>
        </text:list-item>
        <text:list-item>
          <text:p text:style-name="P37"><text:span text:style-name="T20">E</text:span>lse</text:p>
        </text:list-item>
        <text:list-item>
          <text:p text:style-name="P37"><text:tab/><text:span text:style-name="T20">I</text:span>f ptr-&gt;LC != NULL</text:p>
        </text:list-item>
        <text:list-item>
          <text:p text:style-name="P37"><text:tab/><text:tab/><text:span text:style-name="T24">Post</text:span><text:span text:style-name="T20">o</text:span>rder<text:span text:style-name="T24">Traversal</text:span>(ptr-&gt;LC)</text:p>
        </text:list-item>
        <text:list-item>
          <text:p text:style-name="P37"><text:s/><text:tab/><text:span text:style-name="T20">Endif</text:span></text:p>
        </text:list-item>
        <text:list-item>
          <text:p text:style-name="P37"><text:tab/><text:span text:style-name="T20">I</text:span>f ptr-&gt;RC != NULL</text:p>
        </text:list-item>
        <text:list-item>
          <text:p text:style-name="P37"><text:tab/><text:tab/><text:span text:style-name="T24">Post</text:span><text:span text:style-name="T20">orderTraversal</text:span>(ptr-&gt;RC)</text:p>
        </text:list-item>
        <text:list-item>
          <text:p text:style-name="P37"><text:tab/><text:span text:style-name="T20">Endif</text:span></text:p>
        </text:list-item>
        <text:list-item>
          <text:p text:style-name="P37"><text:s/><text:tab/><text:span text:style-name="T20">Print ptr-&gt;DATA</text:span></text:p>
        </text:list-item>
        <text:list-item>
          <text:p text:style-name="P35">Endif</text:p>
        </text:list-item>
      </text:list>
      <text:p text:style-name="P16">STOP</text:p>
      <text:p text:style-name="P16"/>
      <text:p text:style-name="P13">Algorithm <text:span text:style-name="T18">LeafCount</text:span><text:span text:style-name="T25">(ptr)</text:span></text:p>
      <text:p text:style-name="P13">START</text:p>
      <text:list xml:id="list240246397" text:style-name="L6">
        <text:list-item>
          <text:p text:style-name="P38">count = 0</text:p>
        </text:list-item>
        <text:list-item>
          <text:p text:style-name="P38"><text:span text:style-name="T26">I</text:span>f ptr = NULL<text:tab/><text:tab/>//<text:span text:style-name="T30">Initially, ptr = ROOT</text:span></text:p>
        </text:list-item>
        <text:list-item>
          <text:p text:style-name="P38"><text:tab/><text:span text:style-name="T26">R</text:span>eturn 0</text:p>
        </text:list-item>
        <text:list-item>
          <text:p text:style-name="P38"><text:span text:style-name="T26">E</text:span>lse</text:p>
        </text:list-item>
        <text:list-item>
          <text:p text:style-name="P38"><text:soft-page-break/><text:tab/><text:span text:style-name="T26">I</text:span>f ptr-&gt;LC != NULL</text:p>
        </text:list-item>
        <text:list-item>
          <text:p text:style-name="P38"><text:tab/><text:tab/>count += <text:span text:style-name="T26">L</text:span>eaf<text:span text:style-name="T26">Count</text:span>(ptr-&gt;LC)</text:p>
        </text:list-item>
        <text:list-item>
          <text:p text:style-name="P38"><text:s/><text:tab/><text:span text:style-name="T28">Endif</text:span></text:p>
        </text:list-item>
        <text:list-item>
          <text:p text:style-name="P38"><text:tab/><text:span text:style-name="T26">I</text:span>f ptr-&gt;RC != NULL</text:p>
        </text:list-item>
        <text:list-item>
          <text:p text:style-name="P38"><text:tab/><text:tab/>count += <text:span text:style-name="T26">LeafCount</text:span>(ptr-&gt;RC)</text:p>
        </text:list-item>
        <text:list-item>
          <text:p text:style-name="P38"><text:s/><text:tab/><text:span text:style-name="T28">Endif</text:span></text:p>
        </text:list-item>
        <text:list-item>
          <text:p text:style-name="P38"><text:tab/><text:span text:style-name="T26">If </text:span>ptr-&gt;LC = NULL <text:span text:style-name="T26">and</text:span> ptr-&gt;RC = NULL</text:p>
        </text:list-item>
        <text:list-item>
          <text:p text:style-name="P38"><text:tab/><text:tab/>count++</text:p>
        </text:list-item>
        <text:list-item>
          <text:p text:style-name="P38"><text:s/><text:tab/><text:span text:style-name="T29">Endif</text:span></text:p>
        </text:list-item>
        <text:list-item>
          <text:p text:style-name="P39">Endif</text:p>
        </text:list-item>
        <text:list-item>
          <text:p text:style-name="P38"><text:span text:style-name="T27">R</text:span>eturn count</text:p>
        </text:list-item>
      </text:list>
      <text:p text:style-name="P13">STOP</text:p>
      <text:p text:style-name="P13"/>
      <text:p text:style-name="P13">Algorithm <text:span text:style-name="T15">S</text:span><text:span text:style-name="T25">uccessorOf</text:span><text:span text:style-name="T31">(ptr)</text:span></text:p>
      <text:p text:style-name="P13">START</text:p>
      <text:list xml:id="list2224455094" text:style-name="L7">
        <text:list-item>
          <text:p text:style-name="P40">ptr1 = ptr-&gt;RC</text:p>
        </text:list-item>
        <text:list-item>
          <text:p text:style-name="P40"><text:span text:style-name="T32">I</text:span>f ptr1 != NULL</text:p>
        </text:list-item>
        <text:list-item>
          <text:p text:style-name="P40"><text:tab/><text:span text:style-name="T32">W</text:span>hile ptr1-&gt;LC != NULL</text:p>
        </text:list-item>
        <text:list-item>
          <text:p text:style-name="P40"><text:tab/><text:tab/>ptr1 = ptr1-&gt;LC</text:p>
        </text:list-item>
        <text:list-item>
          <text:p text:style-name="P40"><text:s/><text:tab/><text:span text:style-name="T32">Endwhile</text:span></text:p>
        </text:list-item>
        <text:list-item>
          <text:p text:style-name="P41">Endif</text:p>
        </text:list-item>
        <text:list-item>
          <text:p text:style-name="P40"><text:span text:style-name="T33">R</text:span>eturn(ptr1)</text:p>
        </text:list-item>
      </text:list>
      <text:p text:style-name="P13">STOP</text:p>
      <text:p text:style-name="P14"/>
      <text:p text:style-name="P7">PROGRAM CODE<text:span text:style-name="T1"> :- </text:span></text:p>
      <text:p text:style-name="P2">#include&lt;stdio.h&gt;</text:p>
      <text:p text:style-name="P2">#include&lt;stdlib.h&gt;</text:p>
      <text:p text:style-name="P2">#include&lt;stdbool.h&gt;</text:p>
      <text:p text:style-name="P2"/>
      <text:p text:style-name="P2">struct node</text:p>
      <text:p text:style-name="P2">{</text:p>
      <text:p text:style-name="P2"><text:tab/>int DATA;</text:p>
      <text:p text:style-name="P2"><text:tab/>struct node* LC;</text:p>
      <text:p text:style-name="P2"><text:tab/>struct node* RC;</text:p>
      <text:p text:style-name="P2">};</text:p>
      <text:p text:style-name="P2"/>
      <text:p text:style-name="P2"><text:soft-page-break/>void preOrder(struct node* ptr)</text:p>
      <text:p text:style-name="P2">{</text:p>
      <text:p text:style-name="P2"><text:tab/>if(ptr == NULL)</text:p>
      <text:p text:style-name="P2"><text:tab/><text:tab/>printf(" Tree is empty!");</text:p>
      <text:p text:style-name="P2"><text:tab/>else</text:p>
      <text:p text:style-name="P2"><text:tab/>{</text:p>
      <text:p text:style-name="P2"><text:tab/><text:tab/>printf(" %d", ptr-&gt;DATA);</text:p>
      <text:p text:style-name="P2"><text:tab/><text:tab/>if(ptr-&gt;LC != NULL)</text:p>
      <text:p text:style-name="P2"><text:tab/><text:tab/><text:tab/>preOrder(ptr-&gt;LC);</text:p>
      <text:p text:style-name="P2"><text:tab/><text:tab/>if(ptr-&gt;RC != NULL)</text:p>
      <text:p text:style-name="P2"><text:tab/><text:tab/><text:tab/>preOrder(ptr-&gt;RC);</text:p>
      <text:p text:style-name="P2"><text:tab/>}</text:p>
      <text:p text:style-name="P2">}</text:p>
      <text:p text:style-name="P2"/>
      <text:p text:style-name="P2">void inOrder(struct node* ptr)</text:p>
      <text:p text:style-name="P2">{</text:p>
      <text:p text:style-name="P2"><text:tab/>if(ptr == NULL)</text:p>
      <text:p text:style-name="P2"><text:tab/><text:tab/>printf(" Tree is empty!");</text:p>
      <text:p text:style-name="P2"><text:tab/>else</text:p>
      <text:p text:style-name="P2"><text:tab/>{</text:p>
      <text:p text:style-name="P2"><text:tab/><text:tab/>if(ptr-&gt;LC != NULL)</text:p>
      <text:p text:style-name="P2"><text:tab/><text:tab/><text:tab/>inOrder(ptr-&gt;LC);</text:p>
      <text:p text:style-name="P2"><text:tab/><text:tab/>printf(" %d", ptr-&gt;DATA);</text:p>
      <text:p text:style-name="P2"><text:tab/><text:tab/>if(ptr-&gt;RC != NULL)</text:p>
      <text:p text:style-name="P2"><text:tab/><text:tab/><text:tab/>inOrder(ptr-&gt;RC);</text:p>
      <text:p text:style-name="P2"><text:tab/>}</text:p>
      <text:p text:style-name="P2">}</text:p>
      <text:p text:style-name="P2"/>
      <text:p text:style-name="P2">void postOrder(struct node* ptr)</text:p>
      <text:p text:style-name="P2">{</text:p>
      <text:p text:style-name="P2"><text:tab/>if(ptr == NULL)</text:p>
      <text:p text:style-name="P2"><text:tab/><text:tab/>printf(" Tree is empty!");</text:p>
      <text:p text:style-name="P2"><text:tab/>else</text:p>
      <text:p text:style-name="P2"><text:tab/>{</text:p>
      <text:p text:style-name="P2"><text:tab/><text:tab/>if(ptr-&gt;LC != NULL)</text:p>
      <text:p text:style-name="P2"><text:tab/><text:tab/><text:tab/>postOrder(ptr-&gt;LC);</text:p>
      <text:p text:style-name="P2"><text:tab/><text:tab/>if(ptr-&gt;RC != NULL)</text:p>
      <text:p text:style-name="P2"><text:tab/><text:tab/><text:tab/>postOrder(ptr-&gt;RC);</text:p>
      <text:p text:style-name="P2"><text:tab/><text:tab/>printf(" %d", ptr-&gt;DATA);</text:p>
      <text:p text:style-name="P2"><text:tab/>}</text:p>
      <text:p text:style-name="P2">}</text:p>
      <text:p text:style-name="P2"/>
      <text:p text:style-name="P2">int leafNum(struct node* ptr)</text:p>
      <text:p text:style-name="P2">{</text:p>
      <text:p text:style-name="P2"><text:tab/>int count = 0;</text:p>
      <text:p text:style-name="P2"><text:tab/></text:p>
      <text:p text:style-name="P2"><text:tab/>if(ptr == NULL)</text:p>
      <text:p text:style-name="P2"><text:tab/><text:tab/>return 0;</text:p>
      <text:p text:style-name="P2"><text:tab/>else</text:p>
      <text:p text:style-name="P2"><text:tab/>{</text:p>
      <text:p text:style-name="P2"><text:tab/><text:tab/>if(ptr-&gt;LC != NULL)</text:p>
      <text:p text:style-name="P2"><text:tab/><text:tab/><text:tab/>count += leafNum(ptr-&gt;LC);</text:p>
      <text:p text:style-name="P2"><text:soft-page-break/><text:tab/><text:tab/>if(ptr-&gt;RC != NULL)</text:p>
      <text:p text:style-name="P2"><text:tab/><text:tab/><text:tab/>count += leafNum(ptr-&gt;RC);</text:p>
      <text:p text:style-name="P2"><text:tab/><text:tab/>if(ptr-&gt;LC == NULL &amp;&amp; ptr-&gt;RC == NULL)</text:p>
      <text:p text:style-name="P2"><text:tab/><text:tab/><text:tab/>count++;</text:p>
      <text:p text:style-name="P2"><text:tab/>}</text:p>
      <text:p text:style-name="P2"><text:tab/></text:p>
      <text:p text:style-name="P2"><text:tab/>return count;</text:p>
      <text:p text:style-name="P2">}</text:p>
      <text:p text:style-name="P2"/>
      <text:p text:style-name="P2">struct node* succ(struct node* ptr)</text:p>
      <text:p text:style-name="P2">{</text:p>
      <text:p text:style-name="P2"><text:tab/>struct node* ptr1 = ptr-&gt;RC;</text:p>
      <text:p text:style-name="P2"><text:tab/></text:p>
      <text:p text:style-name="P2"><text:tab/>if(ptr1 != NULL)<text:tab/>//No need to check in this program</text:p>
      <text:p text:style-name="P2"><text:tab/><text:tab/>while(ptr1-&gt;LC != NULL)</text:p>
      <text:p text:style-name="P2"><text:tab/><text:tab/><text:tab/>ptr1 = ptr1-&gt;LC;</text:p>
      <text:p text:style-name="P2"/>
      <text:p text:style-name="P2"><text:tab/>return(ptr1);</text:p>
      <text:p text:style-name="P2">}</text:p>
      <text:p text:style-name="P2"/>
      <text:p text:style-name="P2">void insertBST(struct node* ptr, int ITEM)</text:p>
      <text:p text:style-name="P2">{<text:tab/></text:p>
      <text:p text:style-name="P2"><text:tab/>struct node* ptr1;</text:p>
      <text:p text:style-name="P2"><text:tab/>bool flag = false;</text:p>
      <text:p text:style-name="P2"><text:tab/></text:p>
      <text:p text:style-name="P2"><text:tab/>while(ptr != NULL &amp;&amp; flag == false)</text:p>
      <text:p text:style-name="P2"><text:tab/>{</text:p>
      <text:p text:style-name="P2"><text:tab/><text:tab/>if(ITEM &lt; ptr-&gt;DATA)</text:p>
      <text:p text:style-name="P2"><text:tab/><text:tab/>{</text:p>
      <text:p text:style-name="P2"><text:tab/><text:tab/><text:tab/>ptr1 = ptr;</text:p>
      <text:p text:style-name="P2"><text:tab/><text:tab/><text:tab/>ptr = ptr-&gt;LC;</text:p>
      <text:p text:style-name="P2"><text:tab/><text:tab/>}</text:p>
      <text:p text:style-name="P2"><text:tab/><text:tab/>else if(ITEM &gt; ptr-&gt;DATA)</text:p>
      <text:p text:style-name="P2"><text:tab/><text:tab/>{</text:p>
      <text:p text:style-name="P2"><text:tab/><text:tab/><text:tab/>ptr1 = ptr;</text:p>
      <text:p text:style-name="P2"><text:tab/><text:tab/><text:tab/>ptr = ptr-&gt;RC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flag = true;</text:p>
      <text:p text:style-name="P2"><text:tab/><text:tab/><text:tab/>printf("\n%d already exists!\n", ITEM);</text:p>
      <text:p text:style-name="P2"><text:tab/><text:tab/>}</text:p>
      <text:p text:style-name="P2"><text:tab/>}</text:p>
      <text:p text:style-name="P2"><text:tab/></text:p>
      <text:p text:style-name="P2"><text:tab/>if(ptr == NULL)</text:p>
      <text:p text:style-name="P2"><text:tab/>{</text:p>
      <text:p text:style-name="P2"><text:tab/><text:tab/>if(ptr1-&gt;DATA &lt; ITEM)</text:p>
      <text:p text:style-name="P2"><text:tab/><text:tab/>{</text:p>
      <text:p text:style-name="P2"><text:tab/><text:tab/><text:tab/>ptr1-&gt;RC = (struct node*) malloc(sizeof(struct node));</text:p>
      <text:p text:style-name="P2"><text:tab/><text:tab/><text:tab/>ptr1-&gt;RC-&gt;LC = NULL;</text:p>
      <text:p text:style-name="P2"><text:tab/><text:tab/><text:tab/>ptr1-&gt;RC-&gt;RC = NULL;</text:p>
      <text:p text:style-name="P2"><text:tab/><text:tab/><text:tab/>ptr1-&gt;RC-&gt;DATA = ITEM;</text:p>
      <text:p text:style-name="P2"><text:soft-page-break/><text:tab/><text:tab/><text:tab/>printf("\n%d inserted successfully!\n", ITEM)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tr1-&gt;LC = (struct node*) malloc(sizeof(struct node));</text:p>
      <text:p text:style-name="P2"><text:tab/><text:tab/><text:tab/>ptr1-&gt;LC-&gt;LC = NULL;</text:p>
      <text:p text:style-name="P2"><text:tab/><text:tab/><text:tab/>ptr1-&gt;LC-&gt;RC = NULL;</text:p>
      <text:p text:style-name="P2"><text:tab/><text:tab/><text:tab/>ptr1-&gt;LC-&gt;DATA = ITEM;</text:p>
      <text:p text:style-name="P2"><text:tab/><text:tab/><text:tab/>printf("\n%d inserted successfully!\n", ITEM);</text:p>
      <text:p text:style-name="P2"><text:tab/><text:tab/>}</text:p>
      <text:p text:style-name="P2"><text:tab/>}</text:p>
      <text:p text:style-name="P2">}</text:p>
      <text:p text:style-name="P2"/>
      <text:p text:style-name="P2">bool deleteBST(struct node* ROOT, int ITEM)</text:p>
      <text:p text:style-name="P2">{</text:p>
      <text:p text:style-name="P2"><text:tab/>struct node* ptr = ROOT;</text:p>
      <text:p text:style-name="P2"><text:tab/>bool flag = false;</text:p>
      <text:p text:style-name="P2"><text:tab/>struct node* parent;</text:p>
      <text:p text:style-name="P2"><text:tab/>int CASE;</text:p>
      <text:p text:style-name="P2"><text:tab/></text:p>
      <text:p text:style-name="P2"><text:tab/>while(ptr != NULL &amp;&amp; flag == false)</text:p>
      <text:p text:style-name="P2"><text:tab/>{</text:p>
      <text:p text:style-name="P2"><text:tab/><text:tab/>if(ITEM &lt; ptr-&gt;DATA)</text:p>
      <text:p text:style-name="P2"><text:tab/><text:tab/>{</text:p>
      <text:p text:style-name="P2"><text:tab/><text:tab/><text:tab/>parent = ptr;</text:p>
      <text:p text:style-name="P2"><text:tab/><text:tab/><text:tab/>ptr = ptr-&gt;LC;</text:p>
      <text:p text:style-name="P2"><text:tab/><text:tab/>}</text:p>
      <text:p text:style-name="P2"><text:tab/><text:tab/>else if(ITEM &gt; ptr-&gt;DATA)</text:p>
      <text:p text:style-name="P2"><text:tab/><text:tab/>{</text:p>
      <text:p text:style-name="P2"><text:tab/><text:tab/><text:tab/>parent = ptr;</text:p>
      <text:p text:style-name="P2"><text:tab/><text:tab/><text:tab/>ptr = ptr-&gt;RC;</text:p>
      <text:p text:style-name="P2"><text:tab/><text:tab/>}</text:p>
      <text:p text:style-name="P2"><text:tab/><text:tab/>else</text:p>
      <text:p text:style-name="P2"><text:tab/><text:tab/><text:tab/>flag = true;</text:p>
      <text:p text:style-name="P2"><text:tab/>}</text:p>
      <text:p text:style-name="P2"><text:tab/></text:p>
      <text:p text:style-name="P2"><text:tab/>if(flag == false)</text:p>
      <text:p text:style-name="P2"><text:tab/>{</text:p>
      <text:p text:style-name="P2"><text:tab/><text:tab/>return flag;</text:p>
      <text:p text:style-name="P2"><text:tab/>}</text:p>
      <text:p text:style-name="P2"><text:tab/></text:p>
      <text:p text:style-name="P2"><text:tab/>if(ptr-&gt;LC == NULL &amp;&amp; ptr-&gt;RC == NULL)</text:p>
      <text:p text:style-name="P2"><text:tab/><text:tab/>CASE = 1;</text:p>
      <text:p text:style-name="P2"><text:tab/>else</text:p>
      <text:p text:style-name="P2"><text:tab/><text:tab/>if(ptr-&gt;LC != NULL &amp;&amp; ptr-&gt;RC != NULL)</text:p>
      <text:p text:style-name="P2"><text:tab/><text:tab/><text:tab/>CASE = 3;</text:p>
      <text:p text:style-name="P2"><text:tab/><text:tab/>else</text:p>
      <text:p text:style-name="P2"><text:tab/><text:tab/><text:tab/>CASE = 2;</text:p>
      <text:p text:style-name="P2"><text:tab/></text:p>
      <text:p text:style-name="P2"><text:tab/>if(CASE == 1)</text:p>
      <text:p text:style-name="P2"><text:tab/>{</text:p>
      <text:p text:style-name="P2"><text:tab/><text:tab/>if(parent-&gt;LC == ptr)</text:p>
      <text:p text:style-name="P2"><text:soft-page-break/><text:tab/><text:tab/><text:tab/>parent-&gt;LC = NULL;</text:p>
      <text:p text:style-name="P2"><text:tab/><text:tab/>else</text:p>
      <text:p text:style-name="P2"><text:tab/><text:tab/><text:tab/>parent-&gt;RC = NULL;</text:p>
      <text:p text:style-name="P2"><text:tab/><text:tab/>free(ptr);</text:p>
      <text:p text:style-name="P2"><text:tab/>}</text:p>
      <text:p text:style-name="P2"><text:tab/>else if(CASE == 2)</text:p>
      <text:p text:style-name="P2"><text:tab/>{</text:p>
      <text:p text:style-name="P2"><text:tab/><text:tab/>if(parent-&gt;LC == ptr)</text:p>
      <text:p text:style-name="P2"><text:tab/><text:tab/><text:tab/>if(ptr-&gt;LC == NULL)</text:p>
      <text:p text:style-name="P2"><text:tab/><text:tab/><text:tab/><text:tab/>parent-&gt;LC = ptr-&gt;RC;</text:p>
      <text:p text:style-name="P2"><text:tab/><text:tab/><text:tab/>else</text:p>
      <text:p text:style-name="P2"><text:tab/><text:tab/><text:tab/><text:tab/>parent-&gt;LC = ptr-&gt;LC;</text:p>
      <text:p text:style-name="P2"><text:tab/><text:tab/>else</text:p>
      <text:p text:style-name="P2"><text:tab/><text:tab/><text:tab/>if(ptr-&gt;LC == NULL)</text:p>
      <text:p text:style-name="P2"><text:tab/><text:tab/><text:tab/><text:tab/>parent-&gt;RC = ptr-&gt;RC;</text:p>
      <text:p text:style-name="P2"><text:tab/><text:tab/><text:tab/>else</text:p>
      <text:p text:style-name="P2"><text:tab/><text:tab/><text:tab/><text:tab/>parent-&gt;RC = ptr-&gt;LC;</text:p>
      <text:p text:style-name="P2"><text:tab/><text:tab/>free(ptr);</text:p>
      <text:p text:style-name="P2"><text:tab/>}</text:p>
      <text:p text:style-name="P2"><text:tab/>else</text:p>
      <text:p text:style-name="P2"><text:tab/>{</text:p>
      <text:p text:style-name="P2"><text:tab/><text:tab/>parent = succ(ptr);</text:p>
      <text:p text:style-name="P2"><text:tab/><text:tab/>ITEM = parent-&gt;DATA;</text:p>
      <text:p text:style-name="P2"><text:tab/><text:tab/>deleteBST(ROOT, parent-&gt;DATA);</text:p>
      <text:p text:style-name="P2"><text:tab/><text:tab/>ptr-&gt;DATA = ITEM;</text:p>
      <text:p text:style-name="P2"><text:tab/>}</text:p>
      <text:p text:style-name="P2"><text:tab/>return flag;</text:p>
      <text:p text:style-name="P2">}</text:p>
      <text:p text:style-name="P2"/>
      <text:p text:style-name="P2">void main()</text:p>
      <text:p text:style-name="P2">{</text:p>
      <text:p text:style-name="P2"><text:tab/>struct node* ROOT = NULL;</text:p>
      <text:p text:style-name="P2"><text:tab/>struct node* ptr1;</text:p>
      <text:p text:style-name="P2"><text:tab/></text:p>
      <text:p text:style-name="P2"><text:tab/>int n;</text:p>
      <text:p text:style-name="P2">L:</text:p>
      <text:p text:style-name="P2"><text:tab/>printf("\nChoose the operation\n\n");</text:p>
      <text:p text:style-name="P2"><text:tab/>printf("1. Insert a node\n");</text:p>
      <text:p text:style-name="P2"><text:tab/>printf("2. Delete a node\n");</text:p>
      <text:p text:style-name="P2"><text:tab/>printf("3. Inorder traversal\n");</text:p>
      <text:p text:style-name="P2"><text:tab/>printf("4. Preorder traversal\n");</text:p>
      <text:p text:style-name="P2"><text:tab/>printf("5. Postorder traversal\n");</text:p>
      <text:p text:style-name="P2"><text:tab/>printf("6. Count no. of leaf nodes\n");</text:p>
      <text:p text:style-name="P2"><text:tab/>printf("7. Exit\n");</text:p>
      <text:p text:style-name="P2"><text:tab/></text:p>
      <text:p text:style-name="P2"><text:tab/>scanf("%d", &amp;n);</text:p>
      <text:p text:style-name="P2"><text:tab/>switch(n)</text:p>
      <text:p text:style-name="P2"><text:tab/>{</text:p>
      <text:p text:style-name="P2"><text:tab/><text:tab/>case 1:</text:p>
      <text:p text:style-name="P2"><text:tab/><text:tab/><text:tab/>if(ROOT == NULL)</text:p>
      <text:p text:style-name="P2"><text:tab/><text:tab/><text:tab/>{</text:p>
      <text:p text:style-name="P2"><text:tab/><text:tab/><text:tab/><text:tab/>ROOT = (struct node*) malloc(sizeof(struct node));</text:p>
      <text:p text:style-name="P2"><text:soft-page-break/><text:tab/><text:tab/><text:tab/><text:tab/>ROOT-&gt;LC = NULL;</text:p>
      <text:p text:style-name="P2"><text:tab/><text:tab/><text:tab/><text:tab/>ROOT-&gt;RC = NULL;</text:p>
      <text:p text:style-name="P2"><text:tab/><text:tab/><text:tab/><text:tab/>printf("\nEnter data\n");</text:p>
      <text:p text:style-name="P2"><text:tab/><text:tab/><text:tab/><text:tab/>scanf("%d", &amp;ROOT-&gt;DATA);</text:p>
      <text:p text:style-name="P2"><text:tab/><text:tab/><text:tab/><text:tab/>printf("\n%d inserted successfully!\n", ROOT-&gt;DATA)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rintf("\nEnter data\n");</text:p>
      <text:p text:style-name="P2"><text:tab/><text:tab/><text:tab/><text:tab/>scanf("%d", &amp;n);</text:p>
      <text:p text:style-name="P2"><text:tab/><text:tab/><text:tab/><text:tab/>insertBST(ROOT, n);</text:p>
      <text:p text:style-name="P2"><text:tab/><text:tab/><text:tab/>}</text:p>
      <text:p text:style-name="P2"><text:tab/><text:tab/><text:tab/>goto L;</text:p>
      <text:p text:style-name="P2"><text:tab/><text:tab/>case 2:</text:p>
      <text:p text:style-name="P2"><text:tab/><text:tab/><text:tab/>if(ROOT == NULL)</text:p>
      <text:p text:style-name="P2"><text:tab/><text:tab/><text:tab/><text:tab/>printf("\nTree is empty!\n");</text:p>
      <text:p text:style-name="P2"><text:tab/><text:tab/><text:tab/>else</text:p>
      <text:p text:style-name="P2"><text:tab/><text:tab/><text:tab/>{</text:p>
      <text:p text:style-name="P2"><text:tab/><text:tab/><text:tab/><text:tab/>printf("\nEnter the data to be deleted\n");</text:p>
      <text:p text:style-name="P2"><text:tab/><text:tab/><text:tab/><text:tab/>scanf("%d", &amp;n);</text:p>
      <text:p text:style-name="P2"><text:tab/><text:tab/><text:tab/><text:tab/>if(n == ROOT-&gt;DATA)</text:p>
      <text:p text:style-name="P2"><text:tab/><text:tab/><text:tab/><text:tab/>{</text:p>
      <text:p text:style-name="P2"><text:tab/><text:tab/><text:tab/><text:tab/><text:tab/>if(ROOT-&gt;LC == NULL &amp;&amp; ROOT-&gt;RC == NULL)</text:p>
      <text:p text:style-name="P2"><text:tab/><text:tab/><text:tab/><text:tab/><text:tab/>{</text:p>
      <text:p text:style-name="P2"><text:tab/><text:tab/><text:tab/><text:tab/><text:tab/><text:tab/>free(ROOT);</text:p>
      <text:p text:style-name="P2"><text:tab/><text:tab/><text:tab/><text:tab/><text:tab/><text:tab/>ROOT = NULL;</text:p>
      <text:p text:style-name="P2"><text:tab/><text:tab/><text:tab/><text:tab/><text:tab/><text:tab/>printf("\n%d deleted successfully!\n", n);</text:p>
      <text:p text:style-name="P2"><text:tab/><text:tab/><text:tab/><text:tab/><text:tab/>}</text:p>
      <text:p text:style-name="P2"><text:tab/><text:tab/><text:tab/><text:tab/><text:tab/>else</text:p>
      <text:p text:style-name="P2"><text:tab/><text:tab/><text:tab/><text:tab/><text:tab/>{</text:p>
      <text:p text:style-name="P2"><text:tab/><text:tab/><text:tab/><text:tab/><text:tab/><text:tab/>if(ROOT-&gt;LC != NULL &amp;&amp; ROOT-&gt;RC != NULL)</text:p>
      <text:p text:style-name="P2"><text:tab/><text:tab/><text:tab/><text:tab/><text:tab/><text:tab/>{</text:p>
      <text:p text:style-name="P2"><text:tab/><text:tab/><text:tab/><text:tab/><text:tab/><text:tab/><text:tab/>ptr1 = succ(ROOT);</text:p>
      <text:p text:style-name="P2"><text:tab/><text:tab/><text:tab/><text:tab/><text:tab/><text:tab/><text:tab/>int temp = ptr1-&gt;DATA;</text:p>
      <text:p text:style-name="P2"><text:tab/><text:tab/><text:tab/><text:tab/><text:tab/><text:tab/><text:tab/>deleteBST(ROOT, ptr1-&gt;DATA);</text:p>
      <text:p text:style-name="P2"><text:tab/><text:tab/><text:tab/><text:tab/><text:tab/><text:tab/><text:tab/>ROOT-&gt;DATA = temp;</text:p>
      <text:p text:style-name="P2"><text:tab/><text:tab/><text:tab/><text:tab/><text:tab/><text:tab/><text:tab/>printf("\n%d deleted successfully!\n", n);</text:p>
      <text:p text:style-name="P2"><text:tab/><text:tab/><text:tab/><text:tab/><text:tab/><text:tab/>}</text:p>
      <text:p text:style-name="P2"><text:tab/><text:tab/><text:tab/><text:tab/><text:tab/><text:tab/>else</text:p>
      <text:p text:style-name="P2"><text:tab/><text:tab/><text:tab/><text:tab/><text:tab/><text:tab/>{</text:p>
      <text:p text:style-name="P2"><text:tab/><text:tab/><text:tab/><text:tab/><text:tab/><text:tab/><text:tab/>if(ROOT-&gt;LC == NULL)</text:p>
      <text:p text:style-name="P2"><text:tab/><text:tab/><text:tab/><text:tab/><text:tab/><text:tab/><text:tab/>{</text:p>
      <text:p text:style-name="P2"><text:tab/><text:tab/><text:tab/><text:tab/><text:tab/><text:tab/><text:tab/><text:tab/>ptr1 = ROOT-&gt;RC;</text:p>
      <text:p text:style-name="P2"><text:tab/><text:tab/><text:tab/><text:tab/><text:tab/><text:tab/><text:tab/><text:tab/>free(ROOT);</text:p>
      <text:p text:style-name="P2"><text:tab/><text:tab/><text:tab/><text:tab/><text:tab/><text:tab/><text:tab/><text:tab/>ROOT = ptr1;</text:p>
      <text:p text:style-name="P2"><text:tab/><text:tab/><text:tab/><text:tab/><text:tab/><text:tab/><text:tab/>}</text:p>
      <text:p text:style-name="P2"><text:tab/><text:tab/><text:tab/><text:tab/><text:tab/><text:tab/><text:tab/>else</text:p>
      <text:p text:style-name="P2"><text:tab/><text:tab/><text:tab/><text:tab/><text:tab/><text:tab/><text:tab/>{</text:p>
      <text:p text:style-name="P2"><text:tab/><text:tab/><text:tab/><text:tab/><text:tab/><text:tab/><text:tab/><text:tab/>ptr1 = ROOT-&gt;LC;</text:p>
      <text:p text:style-name="P2"><text:tab/><text:tab/><text:tab/><text:tab/><text:tab/><text:tab/><text:tab/><text:tab/>free(ROOT);</text:p>
      <text:p text:style-name="P2"><text:tab/><text:tab/><text:tab/><text:tab/><text:tab/><text:tab/><text:tab/><text:tab/>ROOT = ptr1;</text:p>
      <text:p text:style-name="P2"><text:tab/><text:tab/><text:tab/><text:tab/><text:tab/><text:tab/><text:tab/>}</text:p>
      <text:p text:style-name="P2"><text:soft-page-break/><text:tab/><text:tab/><text:tab/><text:tab/><text:tab/><text:tab/><text:tab/>printf("\n%d deleted successfully!\n", n);</text:p>
      <text:p text:style-name="P2"><text:tab/><text:tab/><text:tab/><text:tab/><text:tab/><text:tab/>}</text:p>
      <text:p text:style-name="P2"><text:tab/><text:tab/><text:tab/><text:tab/><text:tab/>}</text:p>
      <text:p text:style-name="P2"><text:tab/><text:tab/><text:tab/><text:tab/>}</text:p>
      <text:p text:style-name="P2"><text:tab/><text:tab/><text:tab/><text:tab/>else</text:p>
      <text:p text:style-name="P2"><text:tab/><text:tab/><text:tab/><text:tab/>{</text:p>
      <text:p text:style-name="P2"><text:tab/><text:tab/><text:tab/><text:tab/><text:tab/>if(deleteBST(ROOT, n))</text:p>
      <text:p text:style-name="P2"><text:tab/><text:tab/><text:tab/><text:tab/><text:tab/><text:tab/>printf("\n%d deleted successfully!\n", n);</text:p>
      <text:p text:style-name="P2"><text:tab/><text:tab/><text:tab/><text:tab/><text:tab/>else</text:p>
      <text:p text:style-name="P2"><text:tab/><text:tab/><text:tab/><text:tab/><text:tab/><text:tab/>printf("\n%d not found!\n", n);</text:p>
      <text:p text:style-name="P2"><text:tab/><text:tab/><text:tab/><text:tab/>}</text:p>
      <text:p text:style-name="P2"><text:tab/><text:tab/><text:tab/>}</text:p>
      <text:p text:style-name="P2"><text:tab/><text:tab/><text:tab/>goto L;</text:p>
      <text:p text:style-name="P2"><text:tab/><text:tab/>case 3:</text:p>
      <text:p text:style-name="P2"><text:tab/><text:tab/><text:tab/>printf("\nInorder :");</text:p>
      <text:p text:style-name="P2"><text:tab/><text:tab/><text:tab/>inOrder(ROOT);</text:p>
      <text:p text:style-name="P2"><text:tab/><text:tab/><text:tab/>printf("\n");</text:p>
      <text:p text:style-name="P2"><text:tab/><text:tab/><text:tab/>goto L;</text:p>
      <text:p text:style-name="P2"><text:tab/><text:tab/>case 4:</text:p>
      <text:p text:style-name="P2"><text:tab/><text:tab/><text:tab/>printf("\nPreorder :");</text:p>
      <text:p text:style-name="P2"><text:tab/><text:tab/><text:tab/>preOrder(ROOT);</text:p>
      <text:p text:style-name="P2"><text:tab/><text:tab/><text:tab/>printf("\n");</text:p>
      <text:p text:style-name="P2"><text:tab/><text:tab/><text:tab/>goto L;</text:p>
      <text:p text:style-name="P2"><text:tab/><text:tab/>case 5:</text:p>
      <text:p text:style-name="P2"><text:tab/><text:tab/><text:tab/>printf("\nPostorder :");</text:p>
      <text:p text:style-name="P2"><text:tab/><text:tab/><text:tab/>postOrder(ROOT);</text:p>
      <text:p text:style-name="P2"><text:tab/><text:tab/><text:tab/>printf("\n");</text:p>
      <text:p text:style-name="P2"><text:tab/><text:tab/><text:tab/>goto L;</text:p>
      <text:p text:style-name="P2"><text:tab/><text:tab/>case 6:</text:p>
      <text:p text:style-name="P2"><text:tab/><text:tab/><text:tab/>printf("\nNo of leaf nodes : %d\n", leafNum(ROOT));</text:p>
      <text:p text:style-name="P2"><text:tab/><text:tab/><text:tab/>goto L;</text:p>
      <text:p text:style-name="P2"><text:tab/><text:tab/>case 7:</text:p>
      <text:p text:style-name="P2"><text:tab/><text:tab/><text:tab/>exit(0);</text:p>
      <text:p text:style-name="P2"><text:tab/><text:tab/>default:</text:p>
      <text:p text:style-name="P2"><text:tab/><text:tab/><text:tab/>printf("Invalid entry!\n");</text:p>
      <text:p text:style-name="P2"><text:tab/><text:tab/><text:tab/>goto L;</text:p>
      <text:p text:style-name="P2"><text:tab/>}</text:p>
      <text:p text:style-name="P2">}</text:p>
      <text:p text:style-name="P2"/>
      <text:p text:style-name="Text_20_body"/>
      <text:p text:style-name="P8"><text:span text:style-name="T12">SAMPLE OUTPUT </text:span><text:span text:style-name="T3">:-</text:span>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<text:soft-page-break/>1</text:p>
      <text:p text:style-name="Standard"/>
      <text:p text:style-name="Standard">Enter data</text:p>
      <text:p text:style-name="Standard">3</text:p>
      <text:p text:style-name="Standard"/>
      <text:p text:style-name="Standard">3 inser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1</text:p>
      <text:p text:style-name="Standard"/>
      <text:p text:style-name="Standard">Enter data</text:p>
      <text:p text:style-name="Standard">1</text:p>
      <text:p text:style-name="Standard"/>
      <text:p text:style-name="Standard">1 inser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1</text:p>
      <text:p text:style-name="Standard"/>
      <text:p text:style-name="Standard">Enter data</text:p>
      <text:p text:style-name="Standard">2</text:p>
      <text:p text:style-name="Standard"/>
      <text:p text:style-name="Standard">2 inser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1</text:p>
      <text:p text:style-name="Standard"/>
      <text:p text:style-name="Standard">Enter data</text:p>
      <text:p text:style-name="Standard">5</text:p>
      <text:p text:style-name="Standard"><text:soft-page-break/></text:p>
      <text:p text:style-name="Standard">5 inser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1</text:p>
      <text:p text:style-name="Standard"/>
      <text:p text:style-name="Standard">Enter data</text:p>
      <text:p text:style-name="Standard">4</text:p>
      <text:p text:style-name="Standard"/>
      <text:p text:style-name="Standard">4 inser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3</text:p>
      <text:p text:style-name="Standard"/>
      <text:p text:style-name="Standard">Inorder : 1 2 3 4 5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6</text:p>
      <text:p text:style-name="Standard"/>
      <text:p text:style-name="Standard">No of leaf nodes : 2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<text:soft-page-break/>6. Count no. of leaf nodes</text:p>
      <text:p text:style-name="Standard">7. Exit</text:p>
      <text:p text:style-name="Standard">4</text:p>
      <text:p text:style-name="Standard"/>
      <text:p text:style-name="Standard">Preorder : 3 1 2 5 4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5</text:p>
      <text:p text:style-name="Standard"/>
      <text:p text:style-name="Standard">Postorder : 2 1 4 5 3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2</text:p>
      <text:p text:style-name="Standard"/>
      <text:p text:style-name="Standard">Enter the data to be deleted</text:p>
      <text:p text:style-name="Standard">3</text:p>
      <text:p text:style-name="Standard"/>
      <text:p text:style-name="Standard">3 dele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3</text:p>
      <text:p text:style-name="Standard"/>
      <text:p text:style-name="Standard">Inorder : 1 2 4 5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<text:soft-page-break/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2</text:p>
      <text:p text:style-name="Standard"/>
      <text:p text:style-name="Standard">Enter the data to be deleted</text:p>
      <text:p text:style-name="Standard">1</text:p>
      <text:p text:style-name="Standard"/>
      <text:p text:style-name="Standard">1 dele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3</text:p>
      <text:p text:style-name="Standard"/>
      <text:p text:style-name="Standard">Inorder : 2 4 5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2</text:p>
      <text:p text:style-name="Standard"/>
      <text:p text:style-name="Standard">Enter the data to be deleted</text:p>
      <text:p text:style-name="Standard">2</text:p>
      <text:p text:style-name="Standard"/>
      <text:p text:style-name="Standard">2 dele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3</text:p>
      <text:p text:style-name="Standard"/>
      <text:p text:style-name="Standard"><text:soft-page-break/>Inorder : 4 5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2</text:p>
      <text:p text:style-name="Standard"/>
      <text:p text:style-name="Standard">Enter the data to be deleted</text:p>
      <text:p text:style-name="Standard">5</text:p>
      <text:p text:style-name="Standard"/>
      <text:p text:style-name="Standard">5 dele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3</text:p>
      <text:p text:style-name="Standard"/>
      <text:p text:style-name="Standard">Inorder : 4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2</text:p>
      <text:p text:style-name="Standard"/>
      <text:p text:style-name="Standard">Enter the data to be deleted</text:p>
      <text:p text:style-name="Standard">4</text:p>
      <text:p text:style-name="Standard"/>
      <text:p text:style-name="Standard">4 dele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<text:soft-page-break/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2</text:p>
      <text:p text:style-name="Standard"/>
      <text:p text:style-name="Standard">Tree is empt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1</text:p>
      <text:p text:style-name="Standard"/>
      <text:p text:style-name="Standard">Enter data</text:p>
      <text:p text:style-name="Standard">1</text:p>
      <text:p text:style-name="Standard"/>
      <text:p text:style-name="Standard">1 inser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1</text:p>
      <text:p text:style-name="Standard"/>
      <text:p text:style-name="Standard">Enter data</text:p>
      <text:p text:style-name="Standard">2</text:p>
      <text:p text:style-name="Standard"/>
      <text:p text:style-name="Standard">2 inser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1</text:p>
      <text:p text:style-name="Standard"/>
      <text:p text:style-name="Standard">Enter data</text:p>
      <text:p text:style-name="Standard"><text:soft-page-break/>3</text:p>
      <text:p text:style-name="Standard"/>
      <text:p text:style-name="Standard">3 inser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3</text:p>
      <text:p text:style-name="Standard"/>
      <text:p text:style-name="Standard">Inorder : 1 2 3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2</text:p>
      <text:p text:style-name="Standard"/>
      <text:p text:style-name="Standard">Enter the data to be deleted</text:p>
      <text:p text:style-name="Standard">2</text:p>
      <text:p text:style-name="Standard"/>
      <text:p text:style-name="Standard">2 dele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3</text:p>
      <text:p text:style-name="Standard"/>
      <text:p text:style-name="Standard">Inorder : 1 3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<text:soft-page-break/>5. Postorder traversal</text:p>
      <text:p text:style-name="Standard">6. Count no. of leaf nodes</text:p>
      <text:p text:style-name="Standard">7. Exit</text:p>
      <text:p text:style-name="Standard">2</text:p>
      <text:p text:style-name="Standard"/>
      <text:p text:style-name="Standard">Enter the data to be deleted</text:p>
      <text:p text:style-name="Standard">1</text:p>
      <text:p text:style-name="Standard"/>
      <text:p text:style-name="Standard">1 dele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3</text:p>
      <text:p text:style-name="Standard"/>
      <text:p text:style-name="Standard">Inorder : 3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2</text:p>
      <text:p text:style-name="Standard"/>
      <text:p text:style-name="Standard">Enter the data to be deleted</text:p>
      <text:p text:style-name="Standard">3</text:p>
      <text:p text:style-name="Standard"/>
      <text:p text:style-name="Standard">3 deleted successfully!</text:p>
      <text:p text:style-name="Standard"/>
      <text:p text:style-name="Standard"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3</text:p>
      <text:p text:style-name="Standard"/>
      <text:p text:style-name="Standard">Inorder : Tree is empty!</text:p>
      <text:p text:style-name="Standard"/>
      <text:p text:style-name="Standard"><text:soft-page-break/>Choose the operation</text:p>
      <text:p text:style-name="Standard"/>
      <text:p text:style-name="Standard">1. Insert a node</text:p>
      <text:p text:style-name="Standard">2. Delete a node</text:p>
      <text:p text:style-name="Standard">3. Inorder traversal</text:p>
      <text:p text:style-name="Standard">4. Preorder traversal</text:p>
      <text:p text:style-name="Standard">5. Postorder traversal</text:p>
      <text:p text:style-name="Standard">6. Count no. of leaf nodes</text:p>
      <text:p text:style-name="Standard">7. Exit</text:p>
      <text:p text:style-name="Standard">7</text:p>
      <text:p text:style-name="P5"/>
      <text:p text:style-name="Standard"><text:span text:style-name="T12"><text:line-break/>RESULT </text:span><text:span text:style-name="T3">:- </text:span><text:span text:style-name="T4">The given operations </text:span><text:span text:style-name="T11">a</text:span><text:span text:style-name="T8">re</text:span><text:span text:style-name="T4"> performed on </text:span><text:span text:style-name="T7">a</text:span><text:span text:style-name="T6"> </text:span><text:span text:style-name="T9">b</text:span><text:span text:style-name="T8">inary </text:span><text:span text:style-name="T9">s</text:span><text:span text:style-name="T8">earch </text:span><text:span text:style-name="T9">t</text:span><text:span text:style-name="T8">ree</text:span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0:04:10.497877074</meta:creation-date>
    <dc:date>2020-12-30T10:24:07.198062878</dc:date>
    <meta:editing-duration>PT4H32M32S</meta:editing-duration>
    <meta:editing-cycles>155</meta:editing-cycles>
    <meta:generator>LibreOffice/6.4.6.2$Linux_X86_64 LibreOffice_project/40$Build-2</meta:generator>
    <meta:document-statistic meta:table-count="0" meta:image-count="0" meta:object-count="0" meta:page-count="22" meta:paragraph-count="837" meta:word-count="2469" meta:character-count="14055" meta:non-whitespace-character-count="11596"/>
  </office:meta>
</office:document-meta>
</file>